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master-page-name="Standard">
      <style:paragraph-properties fo:margin-top="0.1665in" fo:margin-bottom="0.1665in" loext:contextual-spacing="false" fo:line-height="100%" style:page-number="1"/>
    </style:style>
    <style:style style:name="P3" style:family="paragraph" style:parent-style-name="Standard">
      <style:paragraph-properties fo:margin-left="0.4165in" fo:margin-right="0.4165in" fo:margin-top="0.1665in" fo:margin-bottom="0.1665in" loext:contextual-spacing="false" fo:line-height="100%" fo:text-indent="0in" style:auto-text-indent="false"/>
    </style:style>
    <style:style style:name="P4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1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0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1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2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3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4" style:family="paragraph" style:parent-style-name="Standard" style:list-style-name="WWNum1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5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6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7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8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9" style:family="paragraph" style:parent-style-name="Standard" style:list-style-name="WWNum9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40" style:family="paragraph" style:parent-style-name="Standard" style:list-style-name="WWNum15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1" style:family="paragraph" style:parent-style-name="Standard" style:list-style-name="WWNum1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2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3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4" style:family="paragraph" style:parent-style-name="Standard" style:list-style-name="WWNum5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5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6" style:family="paragraph" style:parent-style-name="Standard" style:list-style-name="WWNum1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7" style:family="paragraph" style:parent-style-name="Standard" style:list-style-name="WWNum1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8" style:family="paragraph" style:parent-style-name="Standard" style:list-style-name="WWNum13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49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0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1" style:family="paragraph" style:parent-style-name="Standard" style:list-style-name="WWNum2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2" style:family="paragraph" style:parent-style-name="Standard" style:list-style-name="WWNum12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3" style:family="paragraph" style:parent-style-name="Standard" style:list-style-name="WWNum1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4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55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56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7pt" fo:font-weight="bold" style:font-size-asian="17pt" style:font-weight-asian="bold" style:font-size-complex="17pt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188038" style:font-name="Roboto Mono" style:font-name-asian="Roboto Mono1" style:font-name-complex="Roboto Mono1"/>
    </style:style>
    <style:style style:name="T6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n tekst doklejam do każdej prośby o modyfikację dokumentu w Canvas (np. update_textdoc). Ma on pomóc modelowi wykonywać zmiany <text:span text:style-name="T1">odpornie, automatycznie i bez psucia dokumentu</text:span>, tak aby uniknąć błędów typu „pattern not found”, niedopasowanych regexów czy częściowych modyfikacji.</text:p>
      <text:p text:style-name="Standard"><draw:rect text:anchor-type="as-char" style:rel-width="100%" draw:z-index="0" draw:style-name="gr1" draw:text-style-name="P56" svg:width="0.0012in" svg:height="0.0213in"><text:p/></draw:rect></text:p>
      <text:p text:style-name="P54"><text:bookmark text:name="_zadcrat5g00e"/><text:span text:style-name="T2">1. Krótki tekst do dodawania w requestach</text:span></text:p>
      <text:p text:style-name="P1">Przy każdej prośbie o zmianę dokumentu będę dopisywał:</text:p>
      <text:p text:style-name="P3"><text:span text:style-name="T1">„Zastosuj proszę zasady z kanwy </text:span><text:span text:style-name="T3">BHP modyfikacji dokumentów - V5</text:span><text:span text:style-name="T1"> przy budowaniu regexów i update_textdoc.”</text:span></text:p>
      <text:p text:style-name="P1">To jest sygnał, że masz stosować wszystkie poniższe zasady.</text:p>
      <text:p text:style-name="Standard"><draw:rect text:anchor-type="as-char" style:rel-width="100%" draw:z-index="1" draw:style-name="gr1" draw:text-style-name="P56" svg:width="0.0012in" svg:height="0.0213in"><text:p/></draw:rect></text:p>
      <text:p text:style-name="P54"><text:bookmark text:name="_3ik18ka8y72x"/><text:span text:style-name="T2">2. Dlaczego ta instrukcja jest potrzebna</text:span></text:p>
      <text:p text:style-name="P1">Wcześniej przy modyfikacjach dokumentów zdarzało się, że:</text:p>
      <text:list xml:id="list3255295952" text:style-name="WWNum4">
        <text:list-item>
          <text:p text:style-name="P4"><text:span text:style-name="T5">pattern not found</text:span> – regex nie trafiał w tekst, bo wzorzec był napisany „na pamięć”, a nie według realnego dokumentu,</text:p>
        </text:list-item>
        <text:list-item>
          <text:p text:style-name="P18">modyfikacja wykonywała się tylko częściowo (np. zmieniała pół sekcji, resztę zostawiając w starym stanie),</text:p>
        </text:list-item>
        <text:list-item>
          <text:p text:style-name="P18">pojawiały się błędy escapowania w JSON-ie (backslash, nawiasy, kropki),</text:p>
        </text:list-item>
        <text:list-item>
          <text:p text:style-name="P31">regex próbował dopasować całe zdanie słowo w słowo, a w dokumencie była minimalna różnica (np. „palety” vs „paletę”).</text:p>
        </text:list-item>
      </text:list>
      <text:p text:style-name="P1">To BHP ma sprawić, że kolejne modyfikacje będą:</text:p>
      <text:list xml:id="list3012079092" text:style-name="WWNum14">
        <text:list-item>
          <text:p text:style-name="P5"><text:span text:style-name="T1">odporne</text:span> na drobne zmiany w tekście i formatowaniu,</text:p>
        </text:list-item>
        <text:list-item>
          <text:p text:style-name="P19"><text:span text:style-name="T1">bezpieczne</text:span> – jedna zmiana = jedna, jasno opisana sekcja,</text:p>
        </text:list-item>
        <text:list-item>
          <text:p text:style-name="P32"><text:span text:style-name="T1">diagnostyczne</text:span> – jeśli coś nie pasuje, model ma pokazać <text:span text:style-name="T4">co</text:span> i <text:span text:style-name="T4">dlaczego</text:span>, a nie tylko napisać „pattern not found”.</text:p>
        </text:list-item>
      </text:list>
      <text:p text:style-name="Standard"><draw:rect text:anchor-type="as-char" style:rel-width="100%" draw:z-index="2" draw:style-name="gr1" draw:text-style-name="P56" svg:width="0.0012in" svg:height="0.0213in"><text:p/></draw:rect></text:p>
      <text:p text:style-name="P54"><text:bookmark text:name="_2k75qbl6wvyh"/><text:span text:style-name="T2">3. Zasady ogólne</text:span></text:p>
      <text:p text:style-name="P55"><text:bookmark text:name="_itobcsd7xymv"/><text:span text:style-name="T6">3.1 Zawsze opieraj się na aktualnym dokumencie (kopiuj, nie zgaduj)</text:span></text:p>
      <text:list xml:id="list2492871566" text:style-name="WWNum7">
        <text:list-item>
          <text:p text:style-name="P6"><text:soft-page-break/>Zanim zbudujesz <text:span text:style-name="T5">pattern</text:span>, <text:span text:style-name="T1">zajrzyj do dokumentu i skopiuj dokładny fragment tekstu</text:span>, który chcesz złapać.</text:p>
        </text:list-item>
        <text:list-item>
          <text:p text:style-name="P20">Nie wymyślaj na ucho fraz typu „paletę z opakowaniami”, jeśli w dokumencie stoi „palety z opakowaniami/materiałami”.</text:p>
        </text:list-item>
        <text:list-item>
          <text:p text:style-name="P33">Jeżeli użytkownik cytuje fragment „z pamięci”, potraktuj to jako wskazówkę, ale <text:span text:style-name="T1">pattern buduj na tym, co faktycznie jest w kanwie</text:span>, a nie na tym, co brzmi podobnie.</text:p>
        </text:list-item>
      </text:list>
      <text:p text:style-name="P55"><text:bookmark text:name="_qbgauro8hapg"/><text:span text:style-name="T6">3.2 Modyfikuj sekcjami, nie całym dokumentem naraz</text:span></text:p>
      <text:list xml:id="list1672782285" text:style-name="WWNum15">
        <text:list-item>
          <text:p text:style-name="P7">Jedna większa zmiana = jedno wywołanie update_textdoc na <text:span text:style-name="T1">konkretną sekcję</text:span> (np. tylko 3.2, tylko 4, tylko 5–6), a nie na cały dokument.</text:p>
        </text:list-item>
        <text:list-item>
          <text:p text:style-name="P21">Do złapania sekcji używaj nagłówków + <text:span text:style-name="T5">[\s\S]*?</text:span>, np. (w JSON):</text:p>
          <text:list>
            <text:list-item>
              <text:p text:style-name="P40"><text:span text:style-name="T5">"pattern": "## 5\\. Logika[\\s\\S]*$"</text:span> – od nagłówka 5 do końca, albo</text:p>
            </text:list-item>
            <text:list-item>
              <text:p text:style-name="P40"><text:span text:style-name="T5">"pattern": "### 3\\.2 Pola po stronie produkcji[\\s\\S]*?### 3\\.3"</text:span> – cała sekcja 3.2.</text:p>
            </text:list-item>
          </text:list>
        </text:list-item>
        <text:list-item>
          <text:p text:style-name="P34">Nie mieszaj zbyt wielu różnych zmian w jednym wywołaniu – łatwiej debugować, gdy coś pójdzie nie tak.</text:p>
        </text:list-item>
      </text:list>
      <text:p text:style-name="P55"><text:bookmark text:name="_o402zawyzvv9"/><text:span text:style-name="T6">3.3 Używaj stabilnych kotwic zamiast pełnych zdań</text:span></text:p>
      <text:list xml:id="list3847341187" text:style-name="WWNum6">
        <text:list-item>
          <text:p text:style-name="P8">Kotwice regexu opieraj na <text:span text:style-name="T1">nagłówkach (##, ###), nazwach pól i stabilnych fragmentach</text:span>, np. <text:span text:style-name="T5">PROD_A1_SUP</text:span>, <text:span text:style-name="T5">MAG_OUT_COLLECT_TMP</text:span>, <text:span text:style-name="T5">Strumienie procesowe Etapu 1</text:span>.</text:p>
        </text:list-item>
        <text:list-item>
          <text:p text:style-name="P22">Unikaj dopasowywania pełnych zdań słowo w słowo – każde „paleta/palety”, przecinek albo dopisek może zepsuć dopasowanie.</text:p>
        </text:list-item>
        <text:list-item>
          <text:p text:style-name="P35">Jeśli chcesz podmienić konkretny krótki fragment (np. „palety z opakowaniami/materiałami” → „nośnik z opakowaniami/materiałami”), użyj <text:span text:style-name="T1">dokładnie tej frazy z dokumentu</text:span>, a nie wariantu z głowy.</text:p>
        </text:list-item>
      </text:list>
      <text:p text:style-name="P55"><text:bookmark text:name="_67ie9z8re52v"/><text:span text:style-name="T6">3.4 Wzorce nagłówków – łap numer i początek, nie cały tytuł</text:span></text:p>
      <text:list xml:id="list4019208288" text:style-name="WWNum13">
        <text:list-item>
          <text:p text:style-name="P9">Przy modyfikacji całych sekcji (np. 3.2, 4, 5–6) nie zakładaj, że tytuł nagłówka pozostanie identyczny co do słowa.</text:p>
        </text:list-item>
        <text:list-item>
          <text:p text:style-name="P23">Zamiast:</text:p>
          <text:list>
            <text:list-item>
              <text:p text:style-name="P41"><text:span text:style-name="T5">"### 3\\.2 Pola po stronie produkcji (prefiks </text:span>PROD_<text:span text:style-name="T5">, C1/C2, G1/G2)[\\s\\S]*?### 3\\.3 Pola po stronie magazynu (prefiks </text:span>MAG_<text:span text:style-name="T5">)"</text:span></text:p>
            </text:list-item>
          </text:list>
        </text:list-item>
        <text:list-item>
          <text:p text:style-name="P23">używaj prostszych kotwic:</text:p>
          <text:list>
            <text:list-item>
              <text:p text:style-name="P48"><text:span text:style-name="T5">"### 3\\.2 Pola po stronie produkcji[\\s\\S]*?### 3\\.3"</text:span>.</text:p>
            </text:list-item>
          </text:list>
        </text:list-item>
      </text:list>
      <text:p text:style-name="P1">Drobne zmiany w nawiasach, dopiskach czy nazwach nie rozwalą wtedy wzorca.</text:p>
      <text:p text:style-name="P55"><text:bookmark text:name="_vs7niuujs3vd"/><text:span text:style-name="T6">3.5 Escapowanie w JSON – nie psuj backslashy</text:span></text:p>
      <text:list xml:id="list3081533144" text:style-name="WWNum1">
        <text:list-item>
          <text:p text:style-name="P10"><text:soft-page-break/>Regex w Pythonie i w JSON to nie to samo – w JSON każdy <text:span text:style-name="T5">\</text:span> musi być zapisany jako <text:span text:style-name="T5">\\</text:span>.</text:p>
        </text:list-item>
        <text:list-item>
          <text:p text:style-name="P24">Przykład:</text:p>
          <text:list>
            <text:list-item>
              <text:p text:style-name="P42">w regexie: <text:span text:style-name="T5">### 3\.2</text:span></text:p>
            </text:list-item>
            <text:list-item>
              <text:p text:style-name="P42">w JSON/Canvas: <text:span text:style-name="T5">"### 3\\.2"</text:span>.</text:p>
            </text:list-item>
          </text:list>
        </text:list-item>
        <text:list-item>
          <text:p text:style-name="P24">Kropki i nawiasy:</text:p>
          <text:list>
            <text:list-item>
              <text:p text:style-name="P42"><text:span text:style-name="T5">.</text:span> → <text:span text:style-name="T5">\.</text:span> → <text:span text:style-name="T5">"\\."</text:span> w JSON,</text:p>
            </text:list-item>
            <text:list-item>
              <text:p text:style-name="P42"><text:span text:style-name="T5">(</text:span> → <text:span text:style-name="T5">\(</text:span> → <text:span text:style-name="T5">"\\("</text:span> w JSON,</text:p>
            </text:list-item>
            <text:list-item>
              <text:p text:style-name="P42"><text:span text:style-name="T5">)</text:span> → <text:span text:style-name="T5">\)</text:span> → <text:span text:style-name="T5">"\\)"</text:span> w JSON.</text:p>
            </text:list-item>
          </text:list>
        </text:list-item>
        <text:list-item>
          <text:p text:style-name="P24">Dla zakresów i „dowolnego tekstu”:</text:p>
          <text:list>
            <text:list-item>
              <text:p text:style-name="P49"><text:span text:style-name="T5">[\s\S]*?</text:span> (regex) → <text:span text:style-name="T5">"[\\s\\S]*?"</text:span> (JSON).</text:p>
            </text:list-item>
          </text:list>
        </text:list-item>
      </text:list>
      <text:p text:style-name="P1">Jeśli dostajesz błąd „pattern must be python regular expression with valid escape sequences” – prawie na pewno problem leży w backslashach.</text:p>
      <text:p text:style-name="Standard"><draw:rect text:anchor-type="as-char" style:rel-width="100%" draw:z-index="3" draw:style-name="gr1" draw:text-style-name="P56" svg:width="0.0012in" svg:height="0.0213in"><text:p/></draw:rect></text:p>
      <text:p text:style-name="P55"><text:bookmark text:name="_64grzk1xk2hj"/><text:span text:style-name="T6">3.6 Bezpieczne modyfikowanie formatowania Markdown</text:span></text:p>
      <text:p text:style-name="P1">Przy zmianach fragmentów, które zawierają formatowanie Markdown (np. <text:span text:style-name="T5">**</text:span>, <text:span text:style-name="T5">_</text:span>, <text:span text:style-name="T5">`</text:span>):</text:p>
      <text:list xml:id="list97835623" text:style-name="WWNum3">
        <text:list-item>
          <text:p text:style-name="P11">zawsze kopiuj wzorzec (<text:span text:style-name="T5">pattern</text:span>) bezpośrednio z dokumentu <text:span text:style-name="T1">wraz z istniejącymi znacznikami formatowania</text:span>, zamiast pisać go „z pamięci”,</text:p>
        </text:list-item>
        <text:list-item>
          <text:p text:style-name="P25">nie dokładaj nowych <text:span text:style-name="T5">**</text:span> wokół nazw lub fragmentów tekstu, jeżeli nie masz pewności, że nie są już pogrubione – łatwo w ten sposób uzyskać konstrukcje typu <text:span text:style-name="T5">**PROD_A1_SUP****</text:span>,</text:p>
        </text:list-item>
        <text:list-item>
          <text:p text:style-name="P25">unikaj częściowych zamian w środku pogrubionego tekstu; zamiast tego:</text:p>
          <text:list>
            <text:list-item>
              <text:p text:style-name="P43">dopasuj całą linijkę punktu listy (łącznie z <text:span text:style-name="T5">-</text:span>, <text:span text:style-name="T5">**</text:span> i <text:span text:style-name="T5">`</text:span>),</text:p>
            </text:list-item>
            <text:list-item>
              <text:p text:style-name="P50">w <text:span text:style-name="T5">replacement</text:span> wstaw pełną, docelową wersję tej linijki.</text:p>
            </text:list-item>
          </text:list>
        </text:list-item>
      </text:list>
      <text:p text:style-name="P1">Po modyfikacjach obejmujących nazwy pól z formatowaniem (np. <text:span text:style-name="T5">**</text:span>PROD_A1_SUP<text:span text:style-name="T5">**</text:span>) warto sprawdzić wynik i upewnić się, że nie pojawiły się artefakty typu <text:span text:style-name="T5">****</text:span> lub zdublowane znaczniki.</text:p>
      <text:p text:style-name="P54"><text:bookmark text:name="_5fncwru9sxl"/><text:span text:style-name="T2">4. Zasady dla konkretnych zmian (Etap 1 – obszar kompresorów)</text:span></text:p>
      <text:p text:style-name="P1"><text:soft-page-break/>Ta część dotyczy typowych modyfikacji w specyfikacji „Specyfikacja – Etap 1 (obszar kompresorów)”.</text:p>
      <text:p text:style-name="P55"><text:bookmark text:name="_pb94paqaqzny"/><text:span text:style-name="T6">4.1 Podmiana całej sekcji 5–6</text:span></text:p>
      <text:p text:style-name="P1">Jeśli użytkownik prosi o „uproszczenie sekcji 5 i 6” lub ich wymianę na nową wersję, użyj wzorca:</text:p>
      <text:p text:style-name="Standard">"pattern": "## 5\\. Logika[\\s\\S]*$"</text:p>
      <text:p text:style-name="P1">i zastąp całość sekcji 5–6 nową treścią podaną przez użytkownika (np. wersją biznesową, którą sam wygenerujesz). Nie próbuj wtedy robić dziesięciu drobnych podmian – łatwiej jest raz a dobrze wstawić nowy blok.</text:p>
      <text:p text:style-name="P55"><text:bookmark text:name="_6kuyc5b6stb"/><text:span text:style-name="T6">4.2 Podmiany typu „paleta” → „nośnik”</text:span></text:p>
      <text:p text:style-name="P1">Jeżeli w dokumencie pojawia się w wielu miejscach słowo „paleta”, ale użytkownik chce używać pojęcia „nośnik”, stosuj <text:span text:style-name="T1">bardzo ostrożne</text:span> regexy:</text:p>
      <text:list xml:id="list3560236755" text:style-name="WWNum5">
        <text:list-item>
          <text:p text:style-name="P12">najpierw zidentyfikuj w tekście dokładne frazy, np.:</text:p>
          <text:list>
            <text:list-item>
              <text:p text:style-name="P44"><text:span text:style-name="T5">"palety z opakowaniami/materiałami"</text:span>,</text:p>
            </text:list-item>
            <text:list-item>
              <text:p text:style-name="P44"><text:span text:style-name="T5">"paleta z wyrobem gotowym"</text:span> (jeśli występuje),</text:p>
            </text:list-item>
            <text:list-item>
              <text:p text:style-name="P44"><text:span text:style-name="T5">"palety z odpadami"</text:span> itp.</text:p>
            </text:list-item>
          </text:list>
        </text:list-item>
        <text:list-item>
          <text:p text:style-name="P36">dla każdej takiej frazy zrób osobny update:</text:p>
        </text:list-item>
      </text:list>
      <text:p text:style-name="Standard">{</text:p>
      <text:p text:style-name="Standard"><text:s text:c="2"/>"pattern": "palety z opakowaniami/materiałami",</text:p>
      <text:p text:style-name="Standard"><text:s text:c="2"/>"replacement": "nośnik z opakowaniami/materiałami"</text:p>
      <text:p text:style-name="Standard">}</text:p>
      <text:list xml:id="list1271947500" text:style-name="WWNum9">
        <text:list-item>
          <text:p text:style-name="P39">jeżeli fraza nie występuje 1:1 (pattern not found), <text:span text:style-name="T1">nie zgaduj</text:span> wariantu – wróć do dokumentu, skopiuj dokładną wersję i dopiero wtedy buduj pattern.</text:p>
        </text:list-item>
      </text:list>
      <text:p text:style-name="P55"><text:bookmark text:name="_gazyjfmcm8tn"/><text:span text:style-name="T6">4.3 Zmiany w logice (np. „przepełnienie” bufora → „wolne miejsce”)</text:span></text:p>
      <text:p text:style-name="P1">Jeżeli trzeba poprawić zwroty typu „bufor może przyjąć paletę / jest przepełniony” tak, aby odzwierciedlały tylko zajętość pól:</text:p>
      <text:list xml:id="list1747720370" text:style-name="WWNum2">
        <text:list-item>
          <text:p text:style-name="P13">wyszukaj w treści dokładne zdania zawierające „przepełniony” / „przepełnienie”,</text:p>
        </text:list-item>
        <text:list-item>
          <text:p text:style-name="P26">zastąp je sformułowaniami w stylu:</text:p>
          <text:list>
            <text:list-item>
              <text:p text:style-name="P45"><text:soft-page-break/>„w buforze jest wolne miejsce na kolejny nośnik”,</text:p>
            </text:list-item>
            <text:list-item>
              <text:p text:style-name="P51">„magazynier widzi, które miejsca są zajęte, a które wolne”.</text:p>
            </text:list-item>
          </text:list>
        </text:list-item>
      </text:list>
      <text:p text:style-name="P1">Do takich zmian używaj wzorców opartych na całych zdaniach <text:span text:style-name="T1">skopiowanych z dokumentu</text:span>, a nie na skróconych wersjach z pamięci.</text:p>
      <text:p text:style-name="Standard"><draw:rect text:anchor-type="as-char" style:rel-width="100%" draw:z-index="4" draw:style-name="gr1" draw:text-style-name="P56" svg:width="0.0012in" svg:height="0.0213in"><text:p/></draw:rect></text:p>
      <text:p text:style-name="P54"><text:bookmark text:name="_w5jca5rskfx7"/><text:span text:style-name="T2">5. Co robić, gdy pattern nie pasuje</text:span></text:p>
      <text:p text:style-name="P1">Jeżeli update_textdoc zwraca <text:span text:style-name="T5">pattern not found</text:span> albo błąd regexu:</text:p>
      <text:list xml:id="list2666687027" text:style-name="WWNum12">
        <text:list-item>
          <text:p text:style-name="P14"><text:span text:style-name="T1">Wyświetl diagnostykę w odpowiedzi do użytkownika:</text:span></text:p>
          <text:list>
            <text:list-item>
              <text:p text:style-name="P46">pokaż użyty <text:span text:style-name="T5">pattern</text:span>,</text:p>
            </text:list-item>
            <text:list-item>
              <text:p text:style-name="P46">pokaż krótki cytat z dokumentu (lub powiedz, że taki fragment nie występuje),</text:p>
            </text:list-item>
            <text:list-item>
              <text:p text:style-name="P46">wyjaśnij, gdzie może być różnica (inna liczba, forma słowa, dopisek w nawiasie).</text:p>
            </text:list-item>
          </text:list>
        </text:list-item>
        <text:list-item>
          <text:p text:style-name="P27"><text:span text:style-name="T1">Popraw pattern zamiast zgadywać kolejne:</text:span></text:p>
          <text:list>
            <text:list-item>
              <text:p text:style-name="P46">wróć do dokumentu, skopiuj dokładny tekst,</text:p>
            </text:list-item>
            <text:list-item>
              <text:p text:style-name="P46">zbuduj nowy pattern na bazie skopiowanego fragmentu,</text:p>
            </text:list-item>
            <text:list-item>
              <text:p text:style-name="P46">jeśli trzeba, uprość go (np. łap tylko część zdania, nie całość).</text:p>
            </text:list-item>
          </text:list>
        </text:list-item>
        <text:list-item>
          <text:p text:style-name="P27"><text:span text:style-name="T1">Dopiero gdy mimo tego zmiana jest bardzo trudna do zautomatyzowania</text:span> (np. tekst był ręcznie przerabiany wiele razy i różni się w wielu miejscach), możesz zaproponować użytkownikowi ręczną edycję – ale wtedy:</text:p>
          <text:list>
            <text:list-item>
              <text:p text:style-name="P46">wyraźnie wskaż, <text:span text:style-name="T1">które fragmenty</text:span> są problematyczne,</text:p>
            </text:list-item>
            <text:list-item>
              <text:p text:style-name="P52">zaproponuj pełny tekst, jaki powinien docelowo znaleźć się w dokumencie (do wklejenia 1:1).</text:p>
            </text:list-item>
          </text:list>
        </text:list-item>
      </text:list>
      <text:p text:style-name="P1">Nie wolno kończyć na samym „pattern not found” bez próby wyjaśnienia i poprawy wzorca.</text:p>
      <text:p text:style-name="Standard"><draw:rect text:anchor-type="as-char" style:rel-width="100%" draw:z-index="5" draw:style-name="gr1" draw:text-style-name="P56" svg:width="0.0012in" svg:height="0.0213in"><text:p/></draw:rect></text:p>
      <text:p text:style-name="P54"><text:bookmark text:name="_cz83igeobguu"/><text:span text:style-name="T2">6. Jak raportować zmiany użytkownikowi</text:span></text:p>
      <text:p text:style-name="P1">Po każdej automatycznej modyfikacji dokumentu:</text:p>
      <text:list xml:id="list58303159" text:style-name="WWNum10">
        <text:list-item>
          <text:p text:style-name="P15"><text:soft-page-break/>napisz wprost, <text:span text:style-name="T1">którą sekcję lub fragment</text:span> zmodyfikowałeś (np. „zastąpiłem całą sekcję 5 i 6 nową wersją”, „w sekcji 4.3 podmieniłem opis strumienia S3”).</text:p>
        </text:list-item>
        <text:list-item>
          <text:p text:style-name="P28">jeżeli robiłeś zmiany lokalne, możesz zacytować 1–2 kluczowe zmienione zdania „przed → po”, aby użytkownik łatwo je odnalazł.</text:p>
        </text:list-item>
        <text:list-item>
          <text:p text:style-name="P37">jeśli jakaś część planowanej zmiany się nie powiodła, jasno to zaznacz i wyjaśnij dlaczego (w oparciu o zasady z sekcji 5).</text:p>
        </text:list-item>
      </text:list>
      <text:p text:style-name="P1">Celem jest, aby użytkownik mógł:</text:p>
      <text:list xml:id="list2868653180" text:style-name="WWNum8">
        <text:list-item>
          <text:p text:style-name="P16">zaufać, że dokument nie został „po cichu rozwalony”,</text:p>
        </text:list-item>
        <text:list-item>
          <text:p text:style-name="P29">łatwo zweryfikować kluczowe zmiany,</text:p>
        </text:list-item>
        <text:list-item>
          <text:p text:style-name="P38">kontynuować prace nad specyfikacją bez walki z regexami.</text:p>
        </text:list-item>
      </text:list>
      <text:p text:style-name="Standard"><draw:rect text:anchor-type="as-char" style:rel-width="100%" draw:z-index="6" draw:style-name="gr1" draw:text-style-name="P56" svg:width="0.0012in" svg:height="0.0213in"><text:p/></draw:rect></text:p>
      <text:p text:style-name="P54"><text:bookmark text:name="_2kb9q2onkohi"/><text:span text:style-name="T2">7. Naprawianie istniejących błędów formatowania</text:span></text:p>
      <text:p text:style-name="P1">Jeśli użytkownik zgłasza, że w dokumencie wystąpiły błędy formatowania (np. podwojone gwiazdki <text:span text:style-name="T5">****</text:span>, zdeformowane pogrubienia typu <text:span text:style-name="T5">**PROD_A1_SUP****</text:span> lub inne artefakty Markdown):</text:p>
      <text:list xml:id="list73014395" text:style-name="WWNum11">
        <text:list-item>
          <text:p text:style-name="P17"><text:span text:style-name="T1">Zidentyfikuj konkretne miejsca:</text:span></text:p>
          <text:list>
            <text:list-item>
              <text:p text:style-name="P47">wyszukaj w dokumencie podejrzane fragmenty (np. wystąpienia <text:span text:style-name="T5">****</text:span>, <text:span text:style-name="T5">**</text:span> bez pary, dziwnie wyglądające nazwy pól),</text:p>
            </text:list-item>
            <text:list-item>
              <text:p text:style-name="P47">jeżeli użytkownik podał przykład, zacznij od tego miejsca i sprawdź linijki o podobnej strukturze.</text:p>
            </text:list-item>
          </text:list>
        </text:list-item>
        <text:list-item>
          <text:p text:style-name="P30"><text:span text:style-name="T1">Ustal zamierzony, poprawny zapis i styl formatowania:</text:span></text:p>
          <text:list>
            <text:list-item>
              <text:p text:style-name="P47">znajdź inne, poprawne wystąpienie tego samego typu linii (np. inny punkt listy z nazwą pola) i potraktuj je jako wzorzec,</text:p>
            </text:list-item>
            <text:list-item>
              <text:p text:style-name="P47">jeżeli większość dokumentu używa danej konwencji (np. nazwy pól jako pogrubiony tekst bez backticków: <text:span text:style-name="T5">**PROD_A1_SUP**</text:span>), to przy naprawach stosuj ten sam styl,</text:p>
            </text:list-item>
            <text:list-item>
              <text:p text:style-name="P47">jeśli nie ma oczywistego wzorca, zaproponuj użytkownikowi jedną, spójną formę (np. „nazwy pól zawsze pogrubieniem, bez backticków”) i użyj jej jako celu.</text:p>
            </text:list-item>
          </text:list>
        </text:list-item>
        <text:list-item>
          <text:p text:style-name="P30"><text:span text:style-name="T1">Naprawiaj całe linie, nie fragmenty znaczników:</text:span></text:p>
          <text:list>
            <text:list-item>
              <text:p text:style-name="P47">zamiast próbować "doczepić" albo usuwać pojedyncze <text:span text:style-name="T5">**</text:span> w środku linii, dopasuj całą linię z błędem (np. cały punkt listy),</text:p>
            </text:list-item>
            <text:list-item>
              <text:p text:style-name="P47">w <text:span text:style-name="T5">replacement</text:span> wstaw pełną, poprawną wersję tej linii z formatowaniem, jakie ma docelowo obowiązywać (np. <text:span text:style-name="T5">- **PROD_A1_SUP**, **PROD_A2_SUP** – ...</text:span>),</text:p>
            </text:list-item>
            <text:list-item>
              <text:p text:style-name="P47">unikaj częściowych zamian wewnątrz istniejących znaczników Markdown.</text:p>
            </text:list-item>
          </text:list>
        </text:list-item>
        <text:list-item>
          <text:p text:style-name="P30"><text:soft-page-break/><text:span text:style-name="T1">Ogranicz zakres zmian:</text:span></text:p>
          <text:list>
            <text:list-item>
              <text:p text:style-name="P47">stosuj regex tak, aby naprawa dotyczyła tylko tej jednej linii lub niewielkiego, konkretnego fragmentu,</text:p>
            </text:list-item>
            <text:list-item>
              <text:p text:style-name="P47">nie używaj ogólnych wzorców typu <text:span text:style-name="T5">"\*\*"</text:span> → "" (globalnie), bo mogą uszkodzić poprawne formatowanie w innych miejscach.</text:p>
            </text:list-item>
          </text:list>
        </text:list-item>
        <text:list-item>
          <text:p text:style-name="P30"><text:span text:style-name="T1">Po naprawie opisz, co zostało poprawione:</text:span></text:p>
          <text:list>
            <text:list-item>
              <text:p text:style-name="P47">w odpowiedzi wylistuj zmienione linie (np. "poprawiłem formatowanie nazwy <text:span text:style-name="T5">PROD_A1_SUP</text:span> w sekcji 3.2"),</text:p>
            </text:list-item>
            <text:list-item>
              <text:p text:style-name="P53">upewnij się, że treść merytoryczna linii nie została zmieniona – zmieniasz tylko sposób zapisu (pogrubienia, backticki), nie znaczenie.</text:p>
            </text:list-item>
          </text:list>
        </text:list-item>
      </text:list>
      <text:p text:style-name="P1">Ta procedura ma pomóc w naprawianiu historycznych błędów formatowania w sposób kontrolowany, bez ryzyka przypadkowego zepsucia innych fragmentów dokumentu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0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32" meta:word-count="1507" meta:character-count="9929" meta:non-whitespace-character-count="8611"/>
    <meta:generator>LibreOfficeDev/6.0.5.2$Linux_X86_64 LibreOffice_project/</meta:generator>
  </office:meta>
</office:document-meta>
</file>